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se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barcod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肩ロース</text:p>
          </table:table-cell>
          <table:table-cell table:formula="of:=&quot;国産女体&quot;&amp;[.C2]&amp;&quot;(肉専用種)&quot;" office:value-type="string" office:string-value="国産女体肩ロース(肉専用種)" calcext:value-type="string">
            <text:p>国産女体肩ロース(肉専用種)</text:p>
          </table:table-cell>
          <table:table-cell table:formula="of:=&quot;女体 &quot;&amp;[.C2]&amp;&quot; &quot;&amp;[.F2]&amp;&quot;グラム&quot;" office:value-type="string" office:string-value="女体 肩ロース 238グラム" calcext:value-type="string">
            <text:p>女体 肩ロース 238グラム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table:formula="of:=[.F2]*[.G2]/100" office:value-type="float" office:value="952" calcext:value-type="float">
            <text:p>952</text:p>
          </table:table-cell>
          <table:table-cell table:formula="of:=[.A2]&amp;[.B2]&amp;[.G2]&amp;REPT(&quot;0&quot;;5-LEN([.H2]))&amp;[.H2]" office:value-type="string" office:string-value="206140000952" calcext:value-type="string">
            <text:p>2061400009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肩バラ肉</text:p>
          </table:table-cell>
          <table:table-cell table:formula="of:=&quot;国産女体&quot;&amp;[.C3]&amp;&quot;(肉専用種)&quot;" office:value-type="string" office:string-value="国産女体肩バラ肉(肉専用種)" calcext:value-type="string">
            <text:p>国産女体肩バラ肉(肉専用種)</text:p>
          </table:table-cell>
          <table:table-cell table:formula="of:=&quot;女体 &quot;&amp;[.C3]&amp;&quot; &quot;&amp;[.F3]&amp;&quot;グラム&quot;" office:value-type="string" office:string-value="女体 肩バラ肉 198グラム" calcext:value-type="string">
            <text:p>女体 肩バラ肉 198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table:formula="of:=[.F3]*[.G3]/100" office:value-type="float" office:value="792" calcext:value-type="float">
            <text:p>792</text:p>
          </table:table-cell>
          <table:table-cell table:formula="of:=[.A3]&amp;[.B3]&amp;[.G3]&amp;REPT(&quot;0&quot;;5-LEN([.H3]))&amp;[.H3]" office:value-type="string" office:string-value="206240000792" calcext:value-type="string">
            <text:p>2062400007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スネ肉</text:p>
          </table:table-cell>
          <table:table-cell table:formula="of:=&quot;国産女体&quot;&amp;[.C4]&amp;&quot;(肉専用種)&quot;" office:value-type="string" office:string-value="国産女体スネ肉(肉専用種)" calcext:value-type="string">
            <text:p>国産女体スネ肉(肉専用種)</text:p>
          </table:table-cell>
          <table:table-cell table:formula="of:=&quot;女体 &quot;&amp;[.C4]&amp;&quot; &quot;&amp;[.F4]&amp;&quot;グラム&quot;" office:value-type="string" office:string-value="女体 スネ肉 138グラム" calcext:value-type="string">
            <text:p>女体 スネ肉 138グラム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table:formula="of:=[.F4]*[.G4]/100" office:value-type="float" office:value="621" calcext:value-type="float">
            <text:p>621</text:p>
          </table:table-cell>
          <table:table-cell table:formula="of:=[.A4]&amp;[.B4]&amp;[.G4]&amp;REPT(&quot;0&quot;;5-LEN([.H4]))&amp;[.H4]" office:value-type="string" office:string-value="206345000621" calcext:value-type="string">
            <text:p>2063450006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ネック肉</text:p>
          </table:table-cell>
          <table:table-cell table:formula="of:=&quot;国産女体&quot;&amp;[.C5]&amp;&quot;(肉専用種)&quot;" office:value-type="string" office:string-value="国産女体ネック肉(肉専用種)" calcext:value-type="string">
            <text:p>国産女体ネック肉(肉専用種)</text:p>
          </table:table-cell>
          <table:table-cell table:formula="of:=&quot;女体 &quot;&amp;[.C5]&amp;&quot; &quot;&amp;[.F5]&amp;&quot;グラム&quot;" office:value-type="string" office:string-value="女体 ネック肉 138グラム" calcext:value-type="string">
            <text:p>女体 ネック肉 138グラム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[.F5]*[.G5]/100" office:value-type="float" office:value="276" calcext:value-type="float">
            <text:p>276</text:p>
          </table:table-cell>
          <table:table-cell table:formula="of:=[.A5]&amp;[.B5]&amp;[.G5]&amp;REPT(&quot;0&quot;;5-LEN([.H5]))&amp;[.H5]" office:value-type="string" office:string-value="206420000276" calcext:value-type="string">
            <text:p>2064200002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ロース肉</text:p>
          </table:table-cell>
          <table:table-cell table:formula="of:=&quot;国産女体&quot;&amp;[.C6]&amp;&quot;(肉専用種)&quot;" office:value-type="string" office:string-value="国産女体ロース肉(肉専用種)" calcext:value-type="string">
            <text:p>国産女体ロース肉(肉専用種)</text:p>
          </table:table-cell>
          <table:table-cell table:formula="of:=&quot;女体 &quot;&amp;[.C6]&amp;&quot; &quot;&amp;[.F6]&amp;&quot;グラム&quot;" office:value-type="string" office:string-value="女体 ロース肉 258グラム" calcext:value-type="string">
            <text:p>女体 ロース肉 258グラム</text:p>
          </table:table-cell>
          <table:table-cell office:value-type="float" office:value="258" calcext:value-type="float">
            <text:p>258</text:p>
          </table:table-cell>
          <table:table-cell office:value-type="float" office:value="500" calcext:value-type="float">
            <text:p>500</text:p>
          </table:table-cell>
          <table:table-cell table:formula="of:=[.F6]*[.G6]/100" office:value-type="float" office:value="1290" calcext:value-type="float">
            <text:p>1290</text:p>
          </table:table-cell>
          <table:table-cell table:formula="of:=[.A6]&amp;[.B6]&amp;[.G6]&amp;REPT(&quot;0&quot;;5-LEN([.H6]))&amp;[.H6]" office:value-type="string" office:string-value="206550001290" calcext:value-type="string">
            <text:p>2065500012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中バラ肉</text:p>
          </table:table-cell>
          <table:table-cell table:formula="of:=&quot;国産女体&quot;&amp;[.C7]&amp;&quot;(肉専用種)&quot;" office:value-type="string" office:string-value="国産女体中バラ肉(肉専用種)" calcext:value-type="string">
            <text:p>国産女体中バラ肉(肉専用種)</text:p>
          </table:table-cell>
          <table:table-cell table:formula="of:=&quot;女体 &quot;&amp;[.C7]&amp;&quot; &quot;&amp;[.F7]&amp;&quot;グラム&quot;" office:value-type="string" office:string-value="女体 中バラ肉 198グラム" calcext:value-type="string">
            <text:p>女体 中バラ肉 198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700" calcext:value-type="float">
            <text:p>700</text:p>
          </table:table-cell>
          <table:table-cell table:formula="of:=[.F7]*[.G7]/100" office:value-type="float" office:value="1386" calcext:value-type="float">
            <text:p>1386</text:p>
          </table:table-cell>
          <table:table-cell table:formula="of:=[.A7]&amp;[.B7]&amp;[.G7]&amp;REPT(&quot;0&quot;;5-LEN([.H7]))&amp;[.H7]" office:value-type="string" office:string-value="206670001386" calcext:value-type="string">
            <text:p>2066700013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外バラ肉</text:p>
          </table:table-cell>
          <table:table-cell table:formula="of:=&quot;国産女体&quot;&amp;[.C8]&amp;&quot;(肉専用種)&quot;" office:value-type="string" office:string-value="国産女体外バラ肉(肉専用種)" calcext:value-type="string">
            <text:p>国産女体外バラ肉(肉専用種)</text:p>
          </table:table-cell>
          <table:table-cell table:formula="of:=&quot;女体 &quot;&amp;[.C8]&amp;&quot; &quot;&amp;[.F8]&amp;&quot;グラム&quot;" office:value-type="string" office:string-value="女体 外バラ肉 198グラム" calcext:value-type="string">
            <text:p>女体 外バラ肉 198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600" calcext:value-type="float">
            <text:p>600</text:p>
          </table:table-cell>
          <table:table-cell table:formula="of:=[.F8]*[.G8]/100" office:value-type="float" office:value="1188" calcext:value-type="float">
            <text:p>1188</text:p>
          </table:table-cell>
          <table:table-cell table:formula="of:=[.A8]&amp;[.B8]&amp;[.G8]&amp;REPT(&quot;0&quot;;5-LEN([.H8]))&amp;[.H8]" office:value-type="string" office:string-value="206760001188" calcext:value-type="string">
            <text:p>2067600011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ヒレ肉</text:p>
          </table:table-cell>
          <table:table-cell table:formula="of:=&quot;国産女体&quot;&amp;[.C9]&amp;&quot;(肉専用種)&quot;" office:value-type="string" office:string-value="国産女体ヒレ肉(肉専用種)" calcext:value-type="string">
            <text:p>国産女体ヒレ肉(肉専用種)</text:p>
          </table:table-cell>
          <table:table-cell table:formula="of:=&quot;女体 &quot;&amp;[.C9]&amp;&quot; &quot;&amp;[.F9]&amp;&quot;グラム&quot;" office:value-type="string" office:string-value="女体 ヒレ肉 266グラム" calcext:value-type="string">
            <text:p>女体 ヒレ肉 266グラム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table:formula="of:=[.F9]*[.G9]/100" office:value-type="float" office:value="798" calcext:value-type="float">
            <text:p>798</text:p>
          </table:table-cell>
          <table:table-cell table:formula="of:=[.A9]&amp;[.B9]&amp;[.G9]&amp;REPT(&quot;0&quot;;5-LEN([.H9]))&amp;[.H9]" office:value-type="string" office:string-value="206830000798" calcext:value-type="string">
            <text:p>2068300007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モモ肉</text:p>
          </table:table-cell>
          <table:table-cell table:formula="of:=&quot;国産女体&quot;&amp;[.C10]&amp;&quot;(肉専用種)&quot;" office:value-type="string" office:string-value="国産女体モモ肉(肉専用種)" calcext:value-type="string">
            <text:p>国産女体モモ肉(肉専用種)</text:p>
          </table:table-cell>
          <table:table-cell table:formula="of:=&quot;女体 &quot;&amp;[.C10]&amp;&quot; &quot;&amp;[.F10]&amp;&quot;グラム&quot;" office:value-type="string" office:string-value="女体 モモ肉 178グラム" calcext:value-type="string">
            <text:p>女体 モモ肉 178グラム</text:p>
          </table:table-cell>
          <table:table-cell office:value-type="float" office:value="178" calcext:value-type="float">
            <text:p>178</text:p>
          </table:table-cell>
          <table:table-cell office:value-type="float" office:value="800" calcext:value-type="float">
            <text:p>800</text:p>
          </table:table-cell>
          <table:table-cell table:formula="of:=[.F10]*[.G10]/100" office:value-type="float" office:value="1424" calcext:value-type="float">
            <text:p>1424</text:p>
          </table:table-cell>
          <table:table-cell table:formula="of:=[.A10]&amp;[.B10]&amp;[.G10]&amp;REPT(&quot;0&quot;;5-LEN([.H10]))&amp;[.H10]" office:value-type="string" office:string-value="206980001424" calcext:value-type="string">
            <text:p>2069800014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外モモ肉</text:p>
          </table:table-cell>
          <table:table-cell table:formula="of:=&quot;国産女体&quot;&amp;[.C11]&amp;&quot;(肉専用種)&quot;" office:value-type="string" office:string-value="国産女体外モモ肉(肉専用種)" calcext:value-type="string">
            <text:p>国産女体外モモ肉(肉専用種)</text:p>
          </table:table-cell>
          <table:table-cell table:formula="of:=&quot;女体 &quot;&amp;[.C11]&amp;&quot; &quot;&amp;[.F11]&amp;&quot;グラム&quot;" office:value-type="string" office:string-value="女体 外モモ肉 178グラム" calcext:value-type="string">
            <text:p>女体 外モモ肉 178グラム</text:p>
          </table:table-cell>
          <table:table-cell office:value-type="float" office:value="178" calcext:value-type="float">
            <text:p>178</text:p>
          </table:table-cell>
          <table:table-cell office:value-type="float" office:value="700" calcext:value-type="float">
            <text:p>700</text:p>
          </table:table-cell>
          <table:table-cell table:formula="of:=[.F11]*[.G11]/100" office:value-type="float" office:value="1246" calcext:value-type="float">
            <text:p>1246</text:p>
          </table:table-cell>
          <table:table-cell table:formula="of:=[.A11]&amp;[.B11]&amp;[.G11]&amp;REPT(&quot;0&quot;;5-LEN([.H11]))&amp;[.H11]" office:value-type="string" office:string-value="207070001246" calcext:value-type="string">
            <text:p>2070700012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豚足</text:p>
          </table:table-cell>
          <table:table-cell table:formula="of:=&quot;国産女体&quot;&amp;[.C12]&amp;&quot;(肉専用種)&quot;" office:value-type="string" office:string-value="国産女体豚足(肉専用種)" calcext:value-type="string">
            <text:p>国産女体豚足(肉専用種)</text:p>
          </table:table-cell>
          <table:table-cell table:formula="of:=&quot;女体 &quot;&amp;[.C12]&amp;&quot; &quot;&amp;[.F12]&amp;&quot;グラム&quot;" office:value-type="string" office:string-value="女体 豚足 158グラム" calcext:value-type="string">
            <text:p>女体 豚足 158グラム</text:p>
          </table:table-cell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table:formula="of:=[.F12]*[.G12]/100" office:value-type="float" office:value="790" calcext:value-type="float">
            <text:p>790</text:p>
          </table:table-cell>
          <table:table-cell table:formula="of:=[.A12]&amp;[.B12]&amp;[.G12]&amp;REPT(&quot;0&quot;;5-LEN([.H12]))&amp;[.H12]" office:value-type="string" office:string-value="207150000790" calcext:value-type="string">
            <text:p>2071500007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ミミ</text:p>
          </table:table-cell>
          <table:table-cell table:formula="of:=&quot;国産女体&quot;&amp;[.C13]&amp;&quot;(肉専用種)&quot;" office:value-type="string" office:string-value="国産女体ミミ(肉専用種)" calcext:value-type="string">
            <text:p>国産女体ミミ(肉専用種)</text:p>
          </table:table-cell>
          <table:table-cell table:formula="of:=&quot;女体 &quot;&amp;[.C13]&amp;&quot; &quot;&amp;[.F13]&amp;&quot;グラム&quot;" office:value-type="string" office:string-value="女体 ミミ 198グラム" calcext:value-type="string">
            <text:p>女体 ミミ 198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3]*[.G13]/100" office:value-type="float" office:value="198" calcext:value-type="float">
            <text:p>198</text:p>
          </table:table-cell>
          <table:table-cell table:formula="of:=[.A13]&amp;[.B13]&amp;[.G13]&amp;REPT(&quot;0&quot;;5-LEN([.H13]))&amp;[.H13]" office:value-type="string" office:string-value="207210000198" calcext:value-type="string">
            <text:p>2072100001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タン</text:p>
          </table:table-cell>
          <table:table-cell table:formula="of:=&quot;国産女体&quot;&amp;[.C14]&amp;&quot;(肉専用種)&quot;" office:value-type="string" office:string-value="国産女体タン(肉専用種)" calcext:value-type="string">
            <text:p>国産女体タン(肉専用種)</text:p>
          </table:table-cell>
          <table:table-cell table:formula="of:=&quot;女体 &quot;&amp;[.C14]&amp;&quot; &quot;&amp;[.F14]&amp;&quot;グラム&quot;" office:value-type="string" office:string-value="女体 タン 198グラム" calcext:value-type="string">
            <text:p>女体 タン 198グラム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formula="of:=[.F14]*[.G14]/100" office:value-type="float" office:value="198" calcext:value-type="float">
            <text:p>198</text:p>
          </table:table-cell>
          <table:table-cell table:formula="of:=[.A14]&amp;[.B14]&amp;[.G14]&amp;REPT(&quot;0&quot;;5-LEN([.H14]))&amp;[.H14]" office:value-type="string" office:string-value="207310000198" calcext:value-type="string">
            <text:p>207310000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/00/00</text:date>, <text:time style:data-style-name="N2" text:time-value="22:51:58.8226108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0:49:27.396702580</meta:creation-date>
    <dc:date>2021-04-18T22:55:55.478847797</dc:date>
    <meta:editing-duration>PT29M49S</meta:editing-duration>
    <meta:editing-cycles>10</meta:editing-cycles>
    <meta:generator>LibreOffice/6.4.6.2$Linux_X86_64 LibreOffice_project/40$Build-2</meta:generator>
    <meta:document-statistic meta:table-count="1" meta:cell-count="126" meta:object-count="0"/>
  </office:meta>
</office:document-meta>
</file>